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58776" calcext:value-type="float">
            <text:p>25.38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6584" calcext:value-type="float">
            <text:p>25.38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5377142857" calcext:value-type="float">
            <text:p>25.4205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2557142857" calcext:value-type="float">
            <text:p>25.4502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73467586207" calcext:value-type="float">
            <text:p>25.4373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3464347826" calcext:value-type="float">
            <text:p>25.383346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444" calcext:value-type="float">
            <text:p>25.3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6162857143" calcext:value-type="float">
            <text:p>25.3416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1404444444" calcext:value-type="float">
            <text:p>25.31014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69205714286" calcext:value-type="float">
            <text:p>25.3269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71326153846" calcext:value-type="float">
            <text:p>25.35713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37588571429" calcext:value-type="float">
            <text:p>25.3937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2054193548" calcext:value-type="float">
            <text:p>25.4622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7288" calcext:value-type="float">
            <text:p>25.49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2012903226" calcext:value-type="float">
            <text:p>25.51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80744" calcext:value-type="float">
            <text:p>25.5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5945806452" calcext:value-type="float">
            <text:p>25.515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50952" calcext:value-type="float">
            <text:p>25.42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82436129032" calcext:value-type="float">
            <text:p>25.448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32536" calcext:value-type="float">
            <text:p>25.4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07478709677" calcext:value-type="float">
            <text:p>25.500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50405714286" calcext:value-type="float">
            <text:p>25.5250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9762580645" calcext:value-type="float">
            <text:p>25.545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16441290323" calcext:value-type="float">
            <text:p>25.641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9672" calcext:value-type="float">
            <text:p>25.6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0957419355" calcext:value-type="float">
            <text:p>25.703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8736" calcext:value-type="float">
            <text:p>25.73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1736516129" calcext:value-type="float">
            <text:p>25.741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3953548387" calcext:value-type="float">
            <text:p>25.6913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80929032258" calcext:value-type="float">
            <text:p>25.668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9728" calcext:value-type="float">
            <text:p>25.66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03254193548" calcext:value-type="float">
            <text:p>25.660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29774285714" calcext:value-type="float">
            <text:p>25.6729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0980645161" calcext:value-type="float">
            <text:p>25.697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1816" calcext:value-type="float">
            <text:p>25.7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2627096774" calcext:value-type="float">
            <text:p>25.8222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62272" calcext:value-type="float">
            <text:p>25.8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68260645161" calcext:value-type="float">
            <text:p>25.806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72425806452" calcext:value-type="float">
            <text:p>25.747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95904" calcext:value-type="float">
            <text:p>25.72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76763870968" calcext:value-type="float">
            <text:p>25.7276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1992" calcext:value-type="float">
            <text:p>25.74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07821935484" calcext:value-type="float">
            <text:p>25.750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33288571429" calcext:value-type="float">
            <text:p>25.7633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4252903226" calcext:value-type="float">
            <text:p>25.783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72608" calcext:value-type="float">
            <text:p>25.834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1391" calcext:value-type="float">
            <text:p>25.861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1504" calcext:value-type="float">
            <text:p>25.89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578" calcext:value-type="float">
            <text:p>25.9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00752" calcext:value-type="float">
            <text:p>25.90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8964" calcext:value-type="float">
            <text:p>25.764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836" calcext:value-type="float">
            <text:p>25.86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6344" calcext:value-type="float">
            <text:p>25.8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4312" calcext:value-type="float">
            <text:p>25.8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482" calcext:value-type="float">
            <text:p>25.8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919936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4312" calcext:value-type="float">
            <text:p>25.8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6" meta:object-count="0"/>
    <meta:user-defined meta:name="AppVersion">3.0</meta:user-defined>
  </office:meta>
</office:document-meta>
</file>